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12468384684012" calcext:value-type="float">
            <text:p>0.0212468384684012</text:p>
          </table:table-cell>
          <table:table-cell table:style-name="ce1" table:formula="of:=AVERAGE([.C3:.C32])" office:value-type="float" office:value="0.95257822672526" calcext:value-type="float">
            <text:p>0.95257822672526</text:p>
          </table:table-cell>
          <table:table-cell table:style-name="ce1" table:formula="of:=AVERAGE([.D3:.D32])" office:value-type="float" office:value="0.165767227350573" calcext:value-type="float">
            <text:p>0.165767227350573</text:p>
          </table:table-cell>
          <table:table-cell table:style-name="ce1" table:formula="of:=AVERAGE([.E3:.E32])" office:value-type="float" office:value="0.0248854656346262" calcext:value-type="float">
            <text:p>0.0248854656346262</text:p>
          </table:table-cell>
          <table:table-cell table:style-name="ce1" table:formula="of:=AVERAGE([.F3:.F32])" office:value-type="float" office:value="0.0399913097399705" calcext:value-type="float">
            <text:p>0.0399913097399705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83838169879263" calcext:value-type="float">
            <text:p>0.0283838169879263</text:p>
          </table:table-cell>
          <table:table-cell office:value-type="float" office:value="0.912509918212891" calcext:value-type="float">
            <text:p>0.912509918212891</text:p>
          </table:table-cell>
          <table:table-cell office:value-type="float" office:value="0.22032226241368" calcext:value-type="float">
            <text:p>0.22032226241368</text:p>
          </table:table-cell>
          <table:table-cell office:value-type="float" office:value="0.0315531694452294" calcext:value-type="float">
            <text:p>0.0315531694452294</text:p>
          </table:table-cell>
          <table:table-cell office:value-type="float" office:value="0.0552008238928939" calcext:value-type="float">
            <text:p>0.0552008238928939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30760112609275" calcext:value-type="float">
            <text:p>0.0130760112609275</text:p>
          </table:table-cell>
          <table:table-cell office:value-type="float" office:value="0.898365020751953" calcext:value-type="float">
            <text:p>0.898365020751953</text:p>
          </table:table-cell>
          <table:table-cell office:value-type="float" office:value="0.235804943219773" calcext:value-type="float">
            <text:p>0.235804943219773</text:p>
          </table:table-cell>
          <table:table-cell office:value-type="float" office:value="0.0136546495435556" calcext:value-type="float">
            <text:p>0.0136546495435556</text:p>
          </table:table-cell>
          <table:table-cell office:value-type="float" office:value="0.0258144721927676" calcext:value-type="float">
            <text:p>0.0258144721927676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407165527344" calcext:value-type="float">
            <text:p>0.981407165527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364217252396166" calcext:value-type="float">
            <text:p>0.00364217252396166</text:p>
          </table:table-cell>
          <table:table-cell office:value-type="float" office:value="0.940517425537109" calcext:value-type="float">
            <text:p>0.940517425537109</text:p>
          </table:table-cell>
          <table:table-cell office:value-type="float" office:value="0.265116279069767" calcext:value-type="float">
            <text:p>0.265116279069767</text:p>
          </table:table-cell>
          <table:table-cell office:value-type="float" office:value="0.00367931835786212" calcext:value-type="float">
            <text:p>0.00367931835786212</text:p>
          </table:table-cell>
          <table:table-cell office:value-type="float" office:value="0.00725791048577068" calcext:value-type="float">
            <text:p>0.00725791048577068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19020220286043" calcext:value-type="float">
            <text:p>0.119020220286043</text:p>
          </table:table-cell>
          <table:table-cell office:value-type="float" office:value="0.959114074707031" calcext:value-type="float">
            <text:p>0.959114074707031</text:p>
          </table:table-cell>
          <table:table-cell office:value-type="float" office:value="0.319787985865724" calcext:value-type="float">
            <text:p>0.319787985865724</text:p>
          </table:table-cell>
          <table:table-cell office:value-type="float" office:value="0.159366057671142" calcext:value-type="float">
            <text:p>0.159366057671142</text:p>
          </table:table-cell>
          <table:table-cell office:value-type="float" office:value="0.212722197737623" calcext:value-type="float">
            <text:p>0.212722197737623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855190393427082" calcext:value-type="float">
            <text:p>0.0855190393427082</text:p>
          </table:table-cell>
          <table:table-cell office:value-type="float" office:value="0.911685943603516" calcext:value-type="float">
            <text:p>0.911685943603516</text:p>
          </table:table-cell>
          <table:table-cell office:value-type="float" office:value="0.573509933774834" calcext:value-type="float">
            <text:p>0.573509933774834</text:p>
          </table:table-cell>
          <table:table-cell office:value-type="float" office:value="0.091327090188138" calcext:value-type="float">
            <text:p>0.091327090188138</text:p>
          </table:table-cell>
          <table:table-cell office:value-type="float" office:value="0.157563407445144" calcext:value-type="float">
            <text:p>0.157563407445144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90611497113623" calcext:value-type="float">
            <text:p>0.0390611497113623</text:p>
          </table:table-cell>
          <table:table-cell office:value-type="float" office:value="0.893955230712891" calcext:value-type="float">
            <text:p>0.893955230712891</text:p>
          </table:table-cell>
          <table:table-cell office:value-type="float" office:value="0.271373679154659" calcext:value-type="float">
            <text:p>0.271373679154659</text:p>
          </table:table-cell>
          <table:table-cell office:value-type="float" office:value="0.0436377679088627" calcext:value-type="float">
            <text:p>0.0436377679088627</text:p>
          </table:table-cell>
          <table:table-cell office:value-type="float" office:value="0.0751854685784624" calcext:value-type="float">
            <text:p>0.0751854685784624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284077892325315" calcext:value-type="float">
            <text:p>0.0284077892325315</text:p>
          </table:table-cell>
          <table:table-cell office:value-type="float" office:value="0.919109344482422" calcext:value-type="float">
            <text:p>0.919109344482422</text:p>
          </table:table-cell>
          <table:table-cell office:value-type="float" office:value="0.336225596529284" calcext:value-type="float">
            <text:p>0.336225596529284</text:p>
          </table:table-cell>
          <table:table-cell office:value-type="float" office:value="0.0300956264259017" calcext:value-type="float">
            <text:p>0.0300956264259017</text:p>
          </table:table-cell>
          <table:table-cell office:value-type="float" office:value="0.0552461572733348" calcext:value-type="float">
            <text:p>0.0552461572733348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0999000999000999" calcext:value-type="float">
            <text:p>0.00999000999000999</text:p>
          </table:table-cell>
          <table:table-cell office:value-type="float" office:value="0.992439270019531" calcext:value-type="float">
            <text:p>0.992439270019531</text:p>
          </table:table-cell>
          <table:table-cell office:value-type="float" office:value="0.0630914826498423" calcext:value-type="float">
            <text:p>0.0630914826498423</text:p>
          </table:table-cell>
          <table:table-cell office:value-type="float" office:value="0.0117302052785924" calcext:value-type="float">
            <text:p>0.0117302052785924</text:p>
          </table:table-cell>
          <table:table-cell office:value-type="float" office:value="0.019782393669634" calcext:value-type="float">
            <text:p>0.019782393669634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99332080985181" calcext:value-type="float">
            <text:p>0.0199332080985181</text:p>
          </table:table-cell>
          <table:table-cell office:value-type="float" office:value="0.928352355957031" calcext:value-type="float">
            <text:p>0.928352355957031</text:p>
          </table:table-cell>
          <table:table-cell office:value-type="float" office:value="0.260395364689843" calcext:value-type="float">
            <text:p>0.260395364689843</text:p>
          </table:table-cell>
          <table:table-cell office:value-type="float" office:value="0.021129487250401" calcext:value-type="float">
            <text:p>0.021129487250401</text:p>
          </table:table-cell>
          <table:table-cell office:value-type="float" office:value="0.0390872812851734" calcext:value-type="float">
            <text:p>0.0390872812851734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205474853516" calcext:value-type="float">
            <text:p>0.994205474853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73517108226966" calcext:value-type="float">
            <text:p>0.00273517108226966</text:p>
          </table:table-cell>
          <table:table-cell office:value-type="float" office:value="0.929065704345703" calcext:value-type="float">
            <text:p>0.929065704345703</text:p>
          </table:table-cell>
          <table:table-cell office:value-type="float" office:value="0.194656488549618" calcext:value-type="float">
            <text:p>0.194656488549618</text:p>
          </table:table-cell>
          <table:table-cell office:value-type="float" office:value="0.00276647681041497" calcext:value-type="float">
            <text:p>0.00276647681041497</text:p>
          </table:table-cell>
          <table:table-cell office:value-type="float" office:value="0.00545542065572017" calcext:value-type="float">
            <text:p>0.00545542065572017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235700817096166" calcext:value-type="float">
            <text:p>0.00235700817096166</text:p>
          </table:table-cell>
          <table:table-cell office:value-type="float" office:value="0.975780487060547" calcext:value-type="float">
            <text:p>0.975780487060547</text:p>
          </table:table-cell>
          <table:table-cell office:value-type="float" office:value="0.00664010624169987" calcext:value-type="float">
            <text:p>0.00664010624169987</text:p>
          </table:table-cell>
          <table:table-cell office:value-type="float" office:value="0.00364077669902913" calcext:value-type="float">
            <text:p>0.00364077669902913</text:p>
          </table:table-cell>
          <table:table-cell office:value-type="float" office:value="0.00470293149396457" calcext:value-type="float">
            <text:p>0.00470293149396457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107436910101078" calcext:value-type="float">
            <text:p>0.0107436910101078</text:p>
          </table:table-cell>
          <table:table-cell office:value-type="float" office:value="0.887248992919922" calcext:value-type="float">
            <text:p>0.88724899291992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109796141743057" calcext:value-type="float">
            <text:p>0.0109796141743057</text:p>
          </table:table-cell>
          <table:table-cell office:value-type="float" office:value="0.0212589820854995" calcext:value-type="float">
            <text:p>0.0212589820854995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925492033739457" calcext:value-type="float">
            <text:p>0.0925492033739457</text:p>
          </table:table-cell>
          <table:table-cell office:value-type="float" office:value="0.985225677490234" calcext:value-type="float">
            <text:p>0.985225677490234</text:p>
          </table:table-cell>
          <table:table-cell office:value-type="float" office:value="0.307153965785381" calcext:value-type="float">
            <text:p>0.307153965785381</text:p>
          </table:table-cell>
          <table:table-cell office:value-type="float" office:value="0.116967722830915" calcext:value-type="float">
            <text:p>0.116967722830915</text:p>
          </table:table-cell>
          <table:table-cell office:value-type="float" office:value="0.169418829079991" calcext:value-type="float">
            <text:p>0.169418829079991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8725433349609" calcext:value-type="float">
            <text:p>0.97872543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785609795741453" calcext:value-type="float">
            <text:p>0.00785609795741453</text:p>
          </table:table-cell>
          <table:table-cell office:value-type="float" office:value="0.930145263671875" calcext:value-type="float">
            <text:p>0.930145263671875</text:p>
          </table:table-cell>
          <table:table-cell office:value-type="float" office:value="0.20863309352518" calcext:value-type="float">
            <text:p>0.20863309352518</text:p>
          </table:table-cell>
          <table:table-cell office:value-type="float" office:value="0.00809739208130899" calcext:value-type="float">
            <text:p>0.00809739208130899</text:p>
          </table:table-cell>
          <table:table-cell office:value-type="float" office:value="0.0155897215353188" calcext:value-type="float">
            <text:p>0.0155897215353188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56810035842294" calcext:value-type="float">
            <text:p>0.00156810035842294</text:p>
          </table:table-cell>
          <table:table-cell office:value-type="float" office:value="0.948993682861328" calcext:value-type="float">
            <text:p>0.948993682861328</text:p>
          </table:table-cell>
          <table:table-cell office:value-type="float" office:value="0.16030534351145" calcext:value-type="float">
            <text:p>0.16030534351145</text:p>
          </table:table-cell>
          <table:table-cell office:value-type="float" office:value="0.00158108718566481" calcext:value-type="float">
            <text:p>0.00158108718566481</text:p>
          </table:table-cell>
          <table:table-cell office:value-type="float" office:value="0.0031312905390293" calcext:value-type="float">
            <text:p>0.0031312905390293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451404882542607" calcext:value-type="float">
            <text:p>0.00451404882542607</text:p>
          </table:table-cell>
          <table:table-cell office:value-type="float" office:value="0.958778381347656" calcext:value-type="float">
            <text:p>0.958778381347656</text:p>
          </table:table-cell>
          <table:table-cell office:value-type="float" office:value="0.0190143577803648" calcext:value-type="float">
            <text:p>0.0190143577803648</text:p>
          </table:table-cell>
          <table:table-cell office:value-type="float" office:value="0.00588447219887114" calcext:value-type="float">
            <text:p>0.00588447219887114</text:p>
          </table:table-cell>
          <table:table-cell office:value-type="float" office:value="0.00898752751283933" calcext:value-type="float">
            <text:p>0.00898752751283933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519798516860221" calcext:value-type="float">
            <text:p>0.0519798516860221</text:p>
          </table:table-cell>
          <table:table-cell office:value-type="float" office:value="0.896614074707031" calcext:value-type="float">
            <text:p>0.896614074707031</text:p>
          </table:table-cell>
          <table:table-cell office:value-type="float" office:value="0.327745919717689" calcext:value-type="float">
            <text:p>0.327745919717689</text:p>
          </table:table-cell>
          <table:table-cell office:value-type="float" office:value="0.0581832419733751" calcext:value-type="float">
            <text:p>0.0581832419733751</text:p>
          </table:table-cell>
          <table:table-cell office:value-type="float" office:value="0.0988229035046884" calcext:value-type="float">
            <text:p>0.0988229035046884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100574712643678" calcext:value-type="float">
            <text:p>0.0100574712643678</text:p>
          </table:table-cell>
          <table:table-cell office:value-type="float" office:value="0.939548492431641" calcext:value-type="float">
            <text:p>0.939548492431641</text:p>
          </table:table-cell>
          <table:table-cell office:value-type="float" office:value="0.215528781793842" calcext:value-type="float">
            <text:p>0.215528781793842</text:p>
          </table:table-cell>
          <table:table-cell office:value-type="float" office:value="0.0104396316949812" calcext:value-type="float">
            <text:p>0.0104396316949812</text:p>
          </table:table-cell>
          <table:table-cell office:value-type="float" office:value="0.0199146514935989" calcext:value-type="float">
            <text:p>0.0199146514935989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01729399796541" calcext:value-type="float">
            <text:p>0.0101729399796541</text:p>
          </table:table-cell>
          <table:table-cell office:value-type="float" office:value="0.962882995605469" calcext:value-type="float">
            <text:p>0.962882995605469</text:p>
          </table:table-cell>
          <table:table-cell office:value-type="float" office:value="0.0519210799584631" calcext:value-type="float">
            <text:p>0.0519210799584631</text:p>
          </table:table-cell>
          <table:table-cell office:value-type="float" office:value="0.0124937531234383" calcext:value-type="float">
            <text:p>0.0124937531234383</text:p>
          </table:table-cell>
          <table:table-cell office:value-type="float" office:value="0.0201409869083585" calcext:value-type="float">
            <text:p>0.0201409869083585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86522462562396" calcext:value-type="float">
            <text:p>0.0086522462562396</text:p>
          </table:table-cell>
          <table:table-cell office:value-type="float" office:value="0.988636016845703" calcext:value-type="float">
            <text:p>0.988636016845703</text:p>
          </table:table-cell>
          <table:table-cell office:value-type="float" office:value="0.0420711974110032" calcext:value-type="float">
            <text:p>0.0420711974110032</text:p>
          </table:table-cell>
          <table:table-cell office:value-type="float" office:value="0.0107749689183589" calcext:value-type="float">
            <text:p>0.0107749689183589</text:p>
          </table:table-cell>
          <table:table-cell office:value-type="float" office:value="0.0171560541075553" calcext:value-type="float">
            <text:p>0.0171560541075553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486486486486487" calcext:value-type="float">
            <text:p>0.0486486486486487</text:p>
          </table:table-cell>
          <table:table-cell office:value-type="float" office:value="0.98992919921875" calcext:value-type="float">
            <text:p>0.98992919921875</text:p>
          </table:table-cell>
          <table:table-cell office:value-type="float" office:value="0.279503105590062" calcext:value-type="float">
            <text:p>0.279503105590062</text:p>
          </table:table-cell>
          <table:table-cell office:value-type="float" office:value="0.0556242274412855" calcext:value-type="float">
            <text:p>0.0556242274412855</text:p>
          </table:table-cell>
          <table:table-cell office:value-type="float" office:value="0.0927835051546392" calcext:value-type="float">
            <text:p>0.0927835051546392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21978021978022" calcext:value-type="float">
            <text:p>0.0021978021978022</text:p>
          </table:table-cell>
          <table:table-cell office:value-type="float" office:value="0.987876892089844" calcext:value-type="float">
            <text:p>0.987876892089844</text:p>
          </table:table-cell>
          <table:table-cell office:value-type="float" office:value="0.0173267326732673" calcext:value-type="float">
            <text:p>0.0173267326732673</text:p>
          </table:table-cell>
          <table:table-cell office:value-type="float" office:value="0.00251076040172166" calcext:value-type="float">
            <text:p>0.00251076040172166</text:p>
          </table:table-cell>
          <table:table-cell office:value-type="float" office:value="0.0043859649122807" calcext:value-type="float">
            <text:p>0.0043859649122807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63394558067647" calcext:value-type="float">
            <text:p>0.0363394558067647</text:p>
          </table:table-cell>
          <table:table-cell office:value-type="float" office:value="0.897727966308594" calcext:value-type="float">
            <text:p>0.897727966308594</text:p>
          </table:table-cell>
          <table:table-cell office:value-type="float" office:value="0.263555787278415" calcext:value-type="float">
            <text:p>0.263555787278415</text:p>
          </table:table-cell>
          <table:table-cell office:value-type="float" office:value="0.0404464714354297" calcext:value-type="float">
            <text:p>0.0404464714354297</text:p>
          </table:table-cell>
          <table:table-cell office:value-type="float" office:value="0.070130410654828" calcext:value-type="float">
            <text:p>0.070130410654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06:59.012289981</dc:date>
    <meta:editing-duration>PT45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